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2fa19" officeooo:paragraph-rsid="0002fa19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2fa19" officeooo:paragraph-rsid="0002fa19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2fa19" officeooo:paragraph-rsid="0002fa19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2fa19" officeooo:paragraph-rsid="0002fa1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34615" officeooo:paragraph-rsid="00034615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officeooo:rsid="0002fa19" officeooo:paragraph-rsid="0002fa19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bold" officeooo:rsid="00034615" officeooo:paragraph-rsid="00034615" style:font-size-asian="12.25pt" style:font-weight-asian="bold" style:font-size-complex="14pt" style:font-weight-complex="bold"/>
    </style:style>
    <style:style style:name="T1" style:family="text">
      <style:text-properties officeooo:rsid="00034615"/>
    </style:style>
    <style:style style:name="T2" style:family="text">
      <style:text-properties officeooo:rsid="0003ea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LY STATUS REPORT</text:p>
      <text:p text:style-name="P2">WEEK-2 <text:s/>-Soumya</text:p>
      <text:p text:style-name="P3"><text:tab/></text:p>
      <text:p text:style-name="P3"/>
      <text:p text:style-name="P3"/>
      <text:p text:style-name="P6">Work done:</text:p>
      <text:p text:style-name="P4">1. Functions used in Rahul’s code were googled and implemented seperately to fish possible bugs.</text:p>
      <text:p text:style-name="P4">2. Wrote codes for package installations, regenerating layers, feature count and centroid generation for polygon rings.</text:p>
      <text:p text:style-name="P4">3. Updated to debugged version of Rahul’s code.</text:p>
      <text:p text:style-name="P4">4. <text:span text:style-name="T1">Wrote a code for joining lines within a certain distance provided only one wall needs to be extended(1 case).</text:span></text:p>
      <text:p text:style-name="P5">5. Debugging on the above code, generated new layer files.</text:p>
      <text:p text:style-name="P5">6. Read up about basics of GML on Wikipedia.</text:p>
      <text:p text:style-name="P5">7. Lightly read the Thesis recommended by Mrs.Srishti.</text:p>
      <text:p text:style-name="P5"/>
      <text:p text:style-name="P5"/>
      <text:p text:style-name="P7">Currently working on:</text:p>
      <text:p text:style-name="P5">1.The representation <text:span text:style-name="T2">of common components and features of a dxf file in indoor GM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20:20:47.530810333</meta:creation-date>
    <dc:date>2016-12-18T20:45:37.940528091</dc:date>
    <meta:editing-duration>PT4M9S</meta:editing-duration>
    <meta:editing-cycles>1</meta:editing-cycles>
    <meta:document-statistic meta:table-count="0" meta:image-count="0" meta:object-count="0" meta:page-count="1" meta:paragraph-count="13" meta:word-count="110" meta:character-count="680" meta:non-whitespace-character-count="580"/>
    <meta:generator>LibreOffice/5.1.4.2$Linux_X86_64 LibreOffice_project/10m0$Build-2</meta:generator>
  </office:meta>
</office:document-meta>
</file>